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style style:name="P4" style:family="paragraph" style:parent-style-name="Standard" style:master-page-name="">
      <style:paragraph-properties fo:margin-left="0.5028in" fo:margin-right="0in" fo:text-indent="0in" style:auto-text-indent="false" style:page-number="auto"/>
      <style:text-properties fo:font-weight="normal" style:font-weight-asian="normal" style:font-weight-complex="normal"/>
    </style:style>
    <style:style style:name="P5" style:family="paragraph" style:parent-style-name="Standard">
      <style:paragraph-properties fo:margin-left="0.5028in" fo:margin-right="0in" fo:text-indent="0in" style:auto-text-indent="false"/>
      <style:text-properties fo:font-weight="normal" style:font-weight-asian="normal" style:font-weight-complex="normal"/>
    </style:style>
    <style:style style:name="P6" style:family="paragraph" style:parent-style-name="Standard">
      <style:paragraph-properties fo:margin-left="0.5028in" fo:margin-right="0in" fo:text-indent="0in" style:auto-text-indent="false"/>
      <style:text-properties fo:font-style="italic" style:font-style-asian="italic" style:font-style-complex="italic"/>
    </style:style>
    <style:style style:name="P7" style:family="paragraph" style:parent-style-name="Standard" style:master-page-name="">
      <style:paragraph-properties fo:margin-left="0.5028in" fo:margin-right="0in" fo:text-indent="0in" style:auto-text-indent="false" style:page-number="auto"/>
    </style:style>
    <style:style style:name="T1" style:family="text">
      <style:text-properties fo:font-weight="bold" style:font-weight-asian="bold" style:font-weight-complex="bold"/>
    </style:style>
    <style:style style:name="T2" style:family="text">
      <style:text-properties fo:color="#ff0000" style:text-underline-style="none"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fo:color="#ff33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in input arguments for DECA:</text:p>
      <text:p text:style-name="Standard"/>
      <text:p text:style-name="Standard"><text:span text:style-name="T2">--i [file_name] (by default, sample.csv) </text:span>Input .csv (comma separated values) file with the following column names:</text:p>
      <text:p text:style-name="Standard"><text:s/></text:p>
      <text:p text:style-name="Standard"><text:span text:style-name="T1">NUMBER</text:span> Number of the object in the sample. If the same object has several observations (in the same or different band), this NUMBER value should be the same for them.</text:p>
      <text:p text:style-name="Standard"><text:s/></text:p>
      <text:p text:style-name="Standard"><text:span text:style-name="T1">FILTER</text:span> Name of the filter in which the observation for this object was done. It may be a real filter name from the following list: FUV, NUV, u, g, r, i, z, U, B, V, R, I, J, H, Ks, K, L, I1, I2, W1, W2 or the effective wavelength of the filter in nm. If you provide several observations in the same band then their filter names should be given in the following format: [filter_name]:[number_of_observation] <text:s/>(e.g. i:1 and i:2, or 763:1 and 763:2). A filter name should not have a space.</text:p>
      <text:p text:style-name="Standard"><text:s/></text:p>
      <text:p text:style-name="Standard"><text:span text:style-name="T1">NAME</text:span> Name of the object which may be a real name of this astrophysical object or random. However, if you add * to the name (e.g. NGC100*) then this object name will be searched in the NED database, and its precise world coordinates will be extracted from there. These coordinates will be then used during the subsequent analysis (notice that in this case a correct WCS should be given in the object's fits file, see IMAGE). If you want to simultaneously fit several objects which present at the specified IMAGE file, then you have to specify here a SAO IMAGE ds9 region file (.reg) which can contain outlining ellipses around these objects and bright stars (their coordinates) which will be fitted as well (if one wants to separate the light coming from the object(s) and stars). For details, see note 1.</text:p>
      <text:p text:style-name="Standard"/>
      <text:p text:style-name="Standard"><text:span text:style-name="T1">GALAXY_IMAGE</text:span> Input fits-image with the object(s). If you provide a large field and want to specify some boundaries where to fit the object(s), you can add the column called <text:span text:style-name="T1">REGION_TO_FIT</text:span> in the following format x_min:x_max;y_min:y_max where (x_min,y_min) are the coordinates of the left bottom corner and (x_max, y_max) are the coordinates of the right top corner. Notice that the masked objects specified in MASK_IMAGE should be filled with 0 in <text:span text:style-name="T1">GALAXY_IMAGE.</text:span> The header of the galaxy image should include the following keywords:</text:p>
      <text:p text:style-name="P4"><text:span text:style-name="T3">SCALE</text:span> pixel scale in arcsec/pix. 1, by default.</text:p>
      <text:p text:style-name="P5"><text:span text:style-name="T3">FWHM</text:span> Full-width half-maximum of PSF in pixels, by default 3 pix.</text:p>
      <text:p text:style-name="P5"><text:span text:style-name="T3">GAIN</text:span> CCD gain. 4, by default.</text:p>
      <text:p text:style-name="P5"><text:span text:style-name="T3">RDNOISE</text:span> read-out noise. 10, by default.</text:p>
      <text:p text:style-name="P5"><text:span text:style-name="T3">NCOMBINE</text:span> number of combined images. 1, by default.</text:p>
      <text:p text:style-name="P5"><text:span text:style-name="T3">EXPTIME</text:span> exposure time. 1, by default.</text:p>
      <text:p text:style-name="P5"><text:span text:style-name="T3">M0</text:span> Zero-magnitude for the Poghson formula. 20, by default.</text:p>
      <text:p text:style-name="P5"><text:span text:style-name="T3">SKY_LEVEL</text:span> Sky background in DN. 0, by default.</text:p>
      <text:p text:style-name="P5"><text:span text:style-name="T3">SKY_SUBTR</text:span> 1 (by default) if sky background should not be fitted. 0 - sky background will be fitted. Sky component always presents during the decomposition, even if the sky background has been subtracted and SKY_LEVEL=0. In this case SKY_SUBTR=1, but if you are not confident in your sky subtraction, you can fit it ( SKY_SUBTR=0).</text:p>
      <text:p text:style-name="P5"><text:span text:style-name="T3">SKY_STD</text:span> Standard deviation of the sky background</text:p>
      <text:p text:style-name="P5"><text:span text:style-name="T3">XC</text:span> x-coordinate of the object's center. Center of the image, by default.</text:p>
      <text:p text:style-name="P5"><text:span text:style-name="T3">YC</text:span> y-coordinate of the object's center. Center of the image, by default.</text:p>
      <text:p text:style-name="Standard"/>
      <text:p text:style-name="Standard"/>
      <text:p text:style-name="Standard"><text:span text:style-name="T1">MASK_IMAGE</text:span> Inout fits-image with the masked objects (with non-zero values) and 0 values where the code will fit the object. Notice that the masked objects specified in MASK_IMAGE should be filled with 0 in GALAXY_IMAGE.</text:p>
      <text:p text:style-name="Standard"/>
      <text:p text:style-name="Standard"><text:soft-page-break/><text:span text:style-name="T1">SIGMA_IMAGE</text:span> Input fits-image with the one-sigma (std deviation) values which represents the weight image. See GALFIT or IMFIT manuals for the detail.</text:p>
      <text:p text:style-name="Standard"/>
      <text:p text:style-name="Standard"><text:span text:style-name="T1">PSF_IMAGE</text:span> Input PSF fits-image which represents the PSF realization for the given field. See GALFIT or IMFIT manuals for the detail. The header can include the following keywords: </text:p>
      <text:p text:style-name="P7"><text:span text:style-name="T3">SAMPLING</text:span> </text:p>
      <text:p text:style-name="P6">CONVOLUTION_BOX</text:p>
      <text:p text:style-name="Standard"/>
      <text:p text:style-name="Standard"><text:span text:style-name="T1">FITTING_PROC</text:span> It can be one of SKIP, DO, REDO, DONE, DELAY.</text:p>
      <text:p text:style-name="Standard">SKIP This item in the csv-table will be ignored. </text:p>
      <text:p text:style-name="Standard">DO This table item will be processed and each result will be written in a new directory.</text:p>
      <text:p text:style-name="Standard">REDO All results stored for this table-item will be deleted and new fitting will be then preformed.</text:p>
      <text:p text:style-name="Standard">DONE This item in the csv-table will be ignored. The difference between SKIP and DONE is that the label DONE helps the user understand that this item has been previously done.</text:p>
      <text:p text:style-name="Standard">DELAY The program will create an initial guess for this table-item and then go to the next table-item. No 2D decomposition <text:s/>will be initiated for the item which has this DELAY label. However, you can call DECA with the <text:span text:style-name="T6">--delayed</text:span> key, and the decomposition for all delayed items (only for them) will be performed.</text:p>
      <text:p text:style-name="Standard"/>
      <text:p text:style-name="Standard"><text:span text:style-name="T1">MODEL</text:span> If you do not provide a reg file as <text:span text:style-name="T1">NAME</text:span> which can contain several objects to be fitted (an for each object individual model should be given, see note 1), you should specify one of the following models:</text:p>
      <text:p text:style-name="Standard"><text:s text:c="20"/><text:span text:style-name="T3">sersic</text:span> – Sersic function. For each object, no matter what model is provided, an initial Sersic fit is performed to better fit a more complicated model. This function is suitable for fitting elliptical galaxies.</text:p>
      <text:p text:style-name="Standard"><text:s text:c="20"/><text:span text:style-name="T3">exp_disc</text:span> – Exponential function which is best suitable for late-type, bulge-less galaxies.</text:p>
      <text:p text:style-name="Standard"><text:s text:c="20"/><text:span text:style-name="T3">eon_disc</text:span> – 2D function for fitting edge-on discs.</text:p>
      <text:p text:style-name="Standard"><text:s text:c="20"/><text:span text:style-name="T3">ring</text:span> – Gaussian ring. Valid only in IMFIT.</text:p>
      <text:p text:style-name="Standard"><text:s text:c="20"/><text:span text:style-name="T3">sersic+sersic</text:span> – Two Sersic functions, one of which can represent a bulge and the other a disc. <text:s/></text:p>
      <text:p text:style-name="Standard"><text:s text:c="20"/><text:span text:style-name="T3">sersic+exp_disc</text:span> Sersic function plus exponential function. Best suitable for spiral galaxies with non-negligiable fraction of bulge to the total galaxy luminosity.</text:p>
      <text:p text:style-name="Standard"><text:s text:c="20"/><text:span text:style-name="T3">sersic+eon_disc</text:span> Sersic function plus edge-on disc. This model describes edge-on galaxies.</text:p>
      <text:p text:style-name="Standard"><text:s text:c="20"/><text:span text:style-name="T3">agn+exp_disc</text:span> PSF function plus exponential disc. For galaxies with AGN in the center.</text:p>
      <text:p text:style-name="Standard"><text:s text:c="20"/><text:span text:style-name="T3">agn+eon_disc</text:span> PSF function plus edge-on disc. For galaxies with AGN in the center.</text:p>
      <text:p text:style-name="Standard"><text:s text:c="20"/><text:span text:style-name="T3">agn+ring</text:span> <text:s/>PSF function plus ring. Suitable for describing ring galaxies with an unresolved central component. </text:p>
      <text:p text:style-name="Standard"><text:s text:c="20"/><text:span text:style-name="T3">sersic+ring</text:span> Sersic function plus ring. For describing ring galaxies. </text:p>
      <text:p text:style-name="Standard"><text:s text:c="20"/><text:span text:style-name="T3">ferrer+sersic</text:span> Ferrer function plus Sersic function. For galaxies with bars.</text:p>
      <text:p text:style-name="Standard"><text:s text:c="20"/><text:span text:style-name="T3">sersic+sersic+sersic</text:span> For a multicomponent galaxy.</text:p>
      <text:p text:style-name="Standard"><text:s text:c="20"/><text:span text:style-name="T3">agn+sersic+exp_disc</text:span> For a multicomponent galaxy.</text:p>
      <text:p text:style-name="Standard"><text:s text:c="20"/><text:span text:style-name="T3">agn+sersic+eon_disc</text:span> For a multicomponent galaxy.</text:p>
      <text:p text:style-name="Standard"><text:s text:c="20"/><text:span text:style-name="T3">sersic+ferrer+sersic</text:span> For a multicomponent galaxy.</text:p>
      <text:p text:style-name="Standard"/>
      <text:p text:style-name="Standard">If the column <text:span text:style-name="T1">MODEL</text:span> is not provided in the csv-table, this means that, by default, the model for each table item will be interpreted as None, and DECA will search for the best-fit model which can take much more time than if the user provides a concrete model. In addition, the DECA best-fit model can appear unphysical, therefore we strongly recommend to specify one of the above models.</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text:s/>in the following format:</text:p>
      <text:p text:style-name="Standard">ellipse(x_c, y_c, sma, smb, PA) # color=red text={Obj_name, model, Redshift, Aext, Kcorr}</text:p>
      <text:p text:style-name="Standard">where x_c and y_c are the coordinates of the object</text:p>
      <text:p text:style-name="Standard">sma and smb are semi-major and semi-minor axes of the outlining ellipse</text:p>
      <text:p text:style-name="Standard">PA is the position angle in deg as defined in ds9</text:p>
      <text:p text:style-name="Standard">Obj_name is a user specified name of the object</text:p>
      <text:p text:style-name="Standard">model is a chosen fit model from the list of models. If none is given then DECA will find the best model by itself.</text:p>
      <text:p text:style-name="Standard"/>
      <text:p text:style-name="P2">Optional columns:</text:p>
      <text:p text:style-name="Standard">These columns are optional in DECA but are important if you want to get physical values of the fit parameters you retrieve from DECA:</text:p>
      <text:p text:style-name="Standard"><text:span text:style-name="T1">REGION_TO_FIT </text:span><text:span text:style-name="T4">Rectangular region written in</text:span><text:span text:style-name="T1"> </text:span><text:span text:style-name="T4">the following format x_min:x_max;y_min:y_max, where (x_min,y_min) are the coordinates of the left bottom corner and (x_max, y_max) are the coordinates of the right top corner. In these boundaries DECA will consider the given object.</text:span></text:p>
      <text:p text:style-name="Standard"><text:span text:style-name="T1">DISTANCE</text:span> Distance to the object in Mpc, or its alternative <text:span text:style-name="T1">REDSHIFT</text:span>.</text:p>
      <text:p text:style-name="Standard"><text:span text:style-name="T1">AEXT</text:span> <text:s/>Galactic extinction in the given filter. </text:p>
      <text:p text:style-name="Standard"><text:span text:style-name="T1">KCORR</text:span> <text:s/>K-correction in the given filter for the given object.</text:p>
      <text:p text:style-name="Standard"/>
      <text:p text:style-name="Standard"/>
      <text:p text:style-name="Standard"><text:span text:style-name="T2">--g [number1 filters1 number2 filters2 ...] </text:span><text:span text:style-name="T5">Table items and filters (separated by comma) you want to fit (optional, by default all the table will be fed). Example: --g 1 all 2 u,g,r – only table items with NUMBER 1 (all filters) and 2 (only u, g and r filters) will be considered.</text:span></text:p>
      <text:p text:style-name="Standard"><text:span text:style-name="T5"/></text:p>
      <text:p text:style-name="Standard"><text:span text:style-name="T5"><text:s/></text:span><text:span text:style-name="T2">--control </text:span><text:span text:style-name="T5">This option allows the user to see the decomposition results right after it is finished and adjust the input or output model if needed. </text:span></text:p>
      <text:p text:style-name="Standard"><text:span text:style-name="T5"/></text:p>
      <text:p text:style-name="Standard"><text:span text:style-name="T2">--tk</text:span><text:span text:style-name="T5"> This option runs DECA-TK with a user-friendly interface. Only works with a single-object decomposition!</text:span></text:p>
      <text:p text:style-name="Standard"><text:span text:style-name="T5"/></text:p>
      <text:p text:style-name="Standard"><text:span text:style-name="T2">--delayed</text:span><text:span text:style-name="T5"> Starts decomposition of the table-items for which DELAY value in the FITTING_PROC column is specified and DECA has created initial models for them.</text:span></text:p>
      <text:p text:style-name="Standard"/>
      <text:p text:style-name="Standard"><text:span text:style-name="T2">--n [N]</text:span><text:span text:style-name="T5"> Number of processes which will be used during the DECA session. By default, 1.</text:span></text:p>
      <text:p text:style-name="Standard"/>
      <text:p text:style-name="P1">Error codes:</text:p>
      <text:p text:style-name="Standard">0 <text:s text:c="2"/>Everything went smoothly, no errors occurred.</text:p>
      <text:p text:style-name="Standard">1 <text:s text:c="2"/>Input file(s)/URL(s) do(es) not exist.</text:p>
      <text:p text:style-name="Standard">2 <text:s text:c="2"/>A problem with copying/downloading the input files occurred.</text:p>
      <text:p text:style-name="Standard">3 <text:s text:c="2"/>Input model is not supported.</text:p>
      <text:p text:style-name="Standard"/>
      <text:p text:style-name="Standard"/>
      <text:p text:style-name="Standard">5 <text:s text:c="3"/>Initial (Sersic) decomposition crashed.</text:p>
      <text:p text:style-name="Standard"><text:soft-page-break/>6 <text:s text:c="3"/>More complicated decomposition crashed.</text:p>
      <text:p text:style-name="Standard">7 <text:s text:c="3"/>Multi-band decomposition crashed. <text:s text:c="2"/></text:p>
      <text:p text:style-name="Standard">9 <text:s text:c="3"/>A problem with creating output images occured.</text:p>
      <text:p text:style-name="Standard"/>
      <text:p text:style-name="Standard"/>
      <text:p text:style-name="Standard">Notes:</text:p>
      <text:p text:style-name="Standard">- Coordinates. Object coordinates should be given in pixels (integer value) starting from 0, e.g. lefthand bottom pixel should have (0,0) coordinates </text:p>
      <text:p text:style-name="Standard"><text:s/></text:p>
      <text:list xml:id="list3080930270513441259" text:style-name="L1">
        <text:list-item>
          <text:p text:style-name="P3">None valu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11T23:34:10</meta:creation-date>
    <dc:date>2017-10-01T19:36:01</dc:date>
    <meta:editing-duration>P3DT26M7S</meta:editing-duration>
    <meta:editing-cycles>18</meta:editing-cycles>
    <meta:generator>OpenOffice/4.1.3$Unix OpenOffice.org_project/413m1$Build-9783</meta:generator>
    <meta:document-statistic meta:table-count="0" meta:image-count="0" meta:object-count="0" meta:page-count="4" meta:paragraph-count="81" meta:word-count="1431" meta:character-count="9022"/>
  </office:meta>
</office:document-meta>
</file>